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4A0000014AC5131C5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-10%" draw:contrast="25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547cm" svg:height="6.547cm" svg:x="0.227cm" svg:y="0.227cm">
          <draw:image xlink:href="Pictures/100002010000014A0000014AC5131C5F.png" xlink:type="simple" xlink:show="embed" xlink:actuate="onLoad">
            <text:p/>
          </draw:image>
        </draw:frame>
        <draw:custom-shape draw:style-name="gr2" draw:text-style-name="P1" draw:layer="layout" svg:width="3.414cm" svg:height="3.414cm" draw:transform="rotate (-0.785398163398487) translate (4.725cm 2.80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88.1991215226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1" draw:text-style-name="P1" draw:layer="layout" svg:width="6.547cm" svg:height="6.547cm" svg:x="0.227cm" svg:y="0.227cm">
          <draw:image xlink:href="Pictures/100002010000014A0000014AC5131C5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ila Al-Mogren</meta:initial-creator>
    <meta:creation-date>2020-02-24T19:01:25</meta:creation-date>
    <dc:date>2020-02-28T18:33:20</dc:date>
    <dc:creator>Heila Al-Mogren</dc:creator>
    <meta:editing-duration>P3DT11H6M14S</meta:editing-duration>
    <meta:editing-cycles>1</meta:editing-cycles>
    <meta:document-statistic meta:object-count="3"/>
    <meta:generator>OpenOffice/4.1.7$Unix OpenOffice.org_project/417m1$Build-9800</meta:generator>
  </office:meta>
</office:document-meta>
</file>